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000000" fo:padding="0.0208in" fo:border="none">
        <style:background-image/>
      </style:table-cell-properties>
    </style:style>
    <style:style style:name="P1"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Heading_20_2">
      <style:text-properties fo:font-variant="normal" fo:text-transform="none" fo:color="#000000" style:font-name="Times New Roman1" fo:letter-spacing="normal" fo:font-style="normal"/>
    </style:style>
    <style:style style:name="P5" style:family="paragraph" style:parent-style-name="Table_20_Contents">
      <style:paragraph-properties fo:text-align="center" style:justify-single-word="false"/>
      <style:text-properties fo:color="#ffffff" fo:font-weight="bold"/>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7"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8" style:family="paragraph" style:parent-style-name="Preformatted_20_Text">
      <style:paragraph-properties fo:margin-left="0.3937in" fo:margin-right="0.3937in" fo:widows="1" fo:text-indent="0in" style:auto-text-indent="false"/>
    </style:style>
    <style:style style:name="P9"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T1" style:family="text">
      <style:text-properties fo:font-weight="bold"/>
    </style:style>
    <style:style style:name="T2" style:family="text">
      <style:text-properties style:font-name="Times New Roman1" fo:font-size="14pt" fo:font-style="normal" fo:font-weight="normal"/>
    </style:style>
    <style:style style:name="T3" style:family="text">
      <style:text-properties fo:font-variant="normal" fo:text-transform="none" fo:color="#000000" style:font-name="Times New Roman1" fo:font-size="14pt" fo:letter-spacing="normal" fo:font-style="normal" fo:font-weight="bold"/>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style:font-name="Times New Roman1" fo:font-size="14pt" fo:letter-spacing="normal" fo:font-style="normal" fo:font-weight="normal"/>
    </style:style>
    <style:style style:name="T7"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line-break/>Programming Assignment 2 Checklist: Randomized Queues and Dequeues</text:h>
      <text:p text:style-name="P1"/>
      <table:table table:name="Table1" table:style-name="Table1">
        <table:table-column table:style-name="Table1.A"/>
        <table:table-row>
          <table:table-cell table:style-name="Table1.A1" office:value-type="string">
            <text:p text:style-name="P5">Frequently Asked Questions</text:p>
          </table:table-cell>
        </table:table-row>
      </table:table>
      <text:p text:style-name="P2"><text:span text:style-name="T3">Should I use arrays or linked lists in my implementations?</text:span><text:span text:style-name="T4"> In general we don't tell you </text:span><text:span text:style-name="Emphasis"><text:span text:style-name="T4">how</text:span></text:span><text:span text:style-name="T4"> to implement your data structures—you can use arrays, linked lists, or maybe even invent your own new structure provided you abide by the specified time and space requirements.</text:span></text:p>
      <text:p text:style-name="P2"><text:span text:style-name="T3">How serious are you about not calling any external library function other than those in </text:span><text:span text:style-name="Teletype"><text:span text:style-name="T3">stdlib.jar</text:span></text:span><text:span text:style-name="T3">?</text:span><text:span text:style-name="T4"> You will receive a substantial deduction. The goal of this assignment is to implement data types from first principles, using resizing arrays and linked lists—feel free to use</text:span><text:a xlink:type="simple" xlink:href="http://docs.oracle.com/javase/7/docs/api/java/util/LinkedList.html" text:style-name="Internet_20_link" text:visited-style-name="Visited_20_Internet_20_Link">java.util.LinkedList</text:a><text:span text:style-name="T4"> and </text:span><text:a xlink:type="simple" xlink:href="http://docs.oracle.com/javase/7/docs/api/java/util/ArrayList.html" text:style-name="Internet_20_link" text:visited-style-name="Visited_20_Internet_20_Link">java.util.ArrayList</text:a><text:span text:style-name="T4"> on future programming assignments. We also require you to use </text:span><text:span text:style-name="Teletype"><text:span text:style-name="T4">StdIn</text:span></text:span><text:span text:style-name="T4"> (instead of </text:span><text:a xlink:type="simple" xlink:href="http://docs.oracle.com/javase/7/docs/api/java/util/Scanner.html" text:style-name="Internet_20_link" text:visited-style-name="Visited_20_Internet_20_Link">java.util.Scanner</text:a><text:span text:style-name="T4">) because we will intercept the calls to </text:span><text:span text:style-name="Teletype"><text:span text:style-name="T4">StdIn</text:span></text:span><text:span text:style-name="T4"> in our testing.</text:span></text:p>
      <text:p text:style-name="P2"><text:span text:style-name="T3">Can I add extra public methods to the </text:span><text:span text:style-name="Teletype"><text:span text:style-name="T3">Deque</text:span></text:span><text:span text:style-name="T3"> or </text:span><text:span text:style-name="Teletype"><text:span text:style-name="T3">RandomizedQueue</text:span></text:span><text:span text:style-name="T3"> APIs? Can I use different names for the methods?</text:span><text:span text:style-name="T4"> No, you must implement the API exactly as specified. The only exception is the </text:span><text:span text:style-name="Teletype"><text:span text:style-name="T4">main()</text:span></text:span><text:span text:style-name="T4"> method, which you should use for unit testing.</text:span></text:p>
      <text:p text:style-name="P2"><text:span text:style-name="T3">What is the API for Subset?</text:span><text:span text:style-name="T4"> It should contain only a </text:span><text:span text:style-name="Teletype"><text:span text:style-name="T4">main()</text:span></text:span><text:span text:style-name="T4"> method—do not include other public methods or public constructors. It should require only 5-10 lines of code, so making it an object is overkill.</text:span></text:p>
      <text:p text:style-name="P2"><text:span text:style-name="T3">What is meant by uniformly at random?</text:span><text:span text:style-name="T4"> If there are </text:span><text:span text:style-name="Emphasis"><text:span text:style-name="T4">N</text:span></text:span><text:span text:style-name="T4"> items in the randomized queue, then you should choose each one with probability 1/</text:span><text:span text:style-name="Emphasis"><text:span text:style-name="T4">N</text:span></text:span><text:span text:style-name="T4">, up to the randomness of </text:span><text:span text:style-name="Teletype"><text:span text:style-name="T4">StdRandom.uniform()</text:span></text:span><text:span text:style-name="T4">, independent of past decisions. You can generate a pseudo-random integer between 0 and </text:span><text:span text:style-name="Emphasis"><text:span text:style-name="T4">N</text:span></text:span><text:span text:style-name="T4">-1 using</text:span><text:span text:style-name="Teletype"><text:span text:style-name="T4">StdRandom.uniform(N)</text:span></text:span><text:span text:style-name="T4"> from the </text:span><text:a xlink:type="simple" xlink:href="http://introcs.cs.princeton.edu/22library/StdRandom.java.html" text:style-name="Internet_20_link" text:visited-style-name="Visited_20_Internet_20_Link">StdRandom.java</text:a><text:span text:style-name="T4"> library.</text:span></text:p>
      <text:p text:style-name="P2"><text:span text:style-name="T3">Given an array, how can I rearrange the entries in random order?</text:span><text:span text:style-name="T4"> Use </text:span><text:span text:style-name="Teletype"><text:span text:style-name="T4">StdRandom.shuffle()</text:span></text:span><text:span text:style-name="T4">—it implements the Knuth shuffle discussed in lecture and runs in linear time. Note that depending on your implementation, you may not need to call this method.</text:span></text:p>
      <text:p text:style-name="P2"><text:span text:style-name="T3">What should the next() method return if the iterator has no more items?</text:span><text:span text:style-name="T4"> According to the API for </text:span><text:a xlink:type="simple" xlink:href="http://docs.oracle.com/javase/6/docs/api/java/util/Iterator.html" text:style-name="Internet_20_link" text:visited-style-name="Visited_20_Internet_20_Link">java.util.Iterator</text:a><text:span text:style-name="T4">, it should throw a </text:span><text:span text:style-name="Teletype"><text:span text:style-name="T4">java.util.NoSuchElementException</text:span></text:span><text:span text:style-name="T4">.</text:span></text:p>
      <text:p text:style-name="P2"><text:span text:style-name="T3">What should my deque (or randomized queue) iterator do if the deque (or randomized queue) is structurally modified at any time after the iterator is created (but before it is done iterating)?</text:span><text:span text:style-name="T4"> You don't need to worry about this in your solution. An industrial-strength solution (used in the Java libraries) is to make the iterator </text:span><text:span text:style-name="Emphasis"><text:span text:style-name="T4">fail-</text:span></text:span><text:soft-page-break/><text:span text:style-name="Emphasis"><text:span text:style-name="T4">fast</text:span></text:span><text:span text:style-name="T4">: throw a </text:span><text:span text:style-name="Teletype"><text:span text:style-name="T4">java.lang.ConcurrentModificationException</text:span></text:span><text:span text:style-name="T4"> as soon as this is detected.</text:span></text:p>
      <text:p text:style-name="P2"><text:span text:style-name="T3">Why does the following code lead to a </text:span><text:span text:style-name="Teletype"><text:span text:style-name="T3">generic array creation</text:span></text:span><text:span text:style-name="T3"> compile-time error when </text:span><text:span text:style-name="Teletype"><text:span text:style-name="T3">Item</text:span></text:span><text:span text:style-name="T3"> is a generic type parameter?</text:span></text:p>
      <text:p text:style-name="P9">Item[] a = new Item[1];</text:p>
      <text:p text:style-name="P2"><text:span text:style-name="T4">Java prohibits the creation of arrays of generic types. See the </text:span><text:a xlink:type="simple" xlink:href="http://algs4.cs.princeton.edu/13stacks/index.php#Q+A" text:style-name="Internet_20_link" text:visited-style-name="Visited_20_Internet_20_Link"><text:span text:style-name="T6">Q+A in Section 1.3</text:span></text:a><text:span text:style-name="T5"> </text:span><text:span text:style-name="T4">for a brief discussion. Instead, use a cast.</text:span></text:p>
      <text:p text:style-name="P9">Item[] a = (Item[]) new Object[1];</text:p>
      <text:p text:style-name="P3">Unfortuantely, this leads to an unavoidable compiler warning.</text:p>
      <text:p text:style-name="P2"><text:span text:style-name="T3">The compiler says that my program uses unchecked or unsafe operations and to recompile with -Xlint:unchecked for details.</text:span><text:span text:style-name="T4"> Usually this means you did a potentially unsafe cast. When implementing a generic stack with an array, this is unavoidable since Java does not allow generic array creation. For example, the compiler outputs the following warning with </text:span><text:a xlink:type="simple" xlink:href="http://algs4.cs.princeton.edu/13stacks/ResizingArrayStack.java.html" text:style-name="Internet_20_link" text:visited-style-name="Visited_20_Internet_20_Link">ResizingArrayStack.java</text:a><text:span text:style-name="T4">:</text:span></text:p>
      <text:p text:style-name="P6">% javac ResizingArrayStack.java</text:p>
      <text:p text:style-name="P6">Note: ResizingArrayStack.java uses unchecked or unsafe operations.</text:p>
      <text:p text:style-name="P6">Note: Recompile with -Xlint:unchecked for details.</text:p>
      <text:p text:style-name="P8"/>
      <text:p text:style-name="P6">% javac -Xlint:unchecked ResizingArrayStack.java</text:p>
      <text:p text:style-name="P6">ResizingArrayStack.java:25: warning: [unchecked] unchecked cast</text:p>
      <text:p text:style-name="P6">found <text:s text:c="2"/>: java.lang.Object[]</text:p>
      <text:p text:style-name="P6">required: Item[]</text:p>
      <text:p text:style-name="P7"><text:s text:c="8"/><text:span text:style-name="T2">a = (Item[]) new Object[2];</text:span></text:p>
      <text:p text:style-name="P7"><text:s text:c="21"/><text:span text:style-name="T2">^</text:span></text:p>
      <text:p text:style-name="P6">ResizingArrayStack.java:36: warning: [unchecked] unchecked cast</text:p>
      <text:p text:style-name="P6">found <text:s text:c="2"/>: java.lang.Object[]</text:p>
      <text:p text:style-name="P6">required: Item[]</text:p>
      <text:p text:style-name="P7"><text:s text:c="8"/><text:span text:style-name="T2">Item[] temp = (Item[]) new Object[capacity];</text:span></text:p>
      <text:p text:style-name="P7"><text:s text:c="31"/><text:span text:style-name="T2">^</text:span></text:p>
      <text:p text:style-name="P9">2 warnings</text:p>
      <text:p text:style-name="P2"><text:span text:style-name="Emphasis"><text:span text:style-name="T4">You should not receive any other compiler warnings on this assignment</text:span></text:span><text:span text:style-name="T4"> (</text:span><text:span text:style-name="Emphasis"><text:span text:style-name="T4">and you should not receive any compiler warnings on any other assignment</text:span></text:span><text:span text:style-name="T4">).</text:span></text:p>
      <text:p text:style-name="P3"><text:span text:style-name="T1">Checkstyle complains that my nested class' instance variables must be private and have accessor methods that are not private. Do I need to make them private?</text:span> No, but there's no harm in doing so. The access modifier of a nested class' instance variable is irrelevant—regardless of its access modifier, it can be accessed anywhere in the file. (Of course, the enclosing class' instance variables should be private.)</text:p>
      <text:p text:style-name="P3"><text:span text:style-name="T1">Can a nested class have a constructor?</text:span> Yes.</text:p>
      <text:p text:style-name="P2"><text:soft-page-break/><text:span text:style-name="T3">What assumptions can I make about the input to </text:span><text:span text:style-name="Teletype"><text:span text:style-name="T3">Subset</text:span></text:span><text:span text:style-name="T3">?</text:span><text:span text:style-name="T4"> Standard input can contain any sequence of strings. You may assume that there is one integer command-line argument </text:span><text:span text:style-name="Emphasis"><text:span text:style-name="T4">k</text:span></text:span><text:span text:style-name="T4"> and it is between 0 and the number of strings on standard input.</text:span></text:p>
      <text:p text:style-name="P3"><text:span text:style-name="T1">Will I lose points for loitering?</text:span> Yes. See p. 137 of the textbook for a discussion of loitering. Loitering is maintaining a useless reference to an object that could otherwise be garbage collected.</text:p>
      <text:p text:style-name="P1"/>
      <table:table table:name="Table2" table:style-name="Table2">
        <table:table-column table:style-name="Table2.A"/>
        <table:table-row>
          <table:table-cell table:style-name="Table2.A1" office:value-type="string">
            <text:p text:style-name="P5">Testing</text:p>
          </table:table-cell>
        </table:table-row>
      </table:table>
      <text:p text:style-name="P2"><text:span text:style-name="T3">Develop unit tests as you write each method and constructor to allow for testing.</text:span><text:span text:style-name="T4"> As an example for </text:span><text:span text:style-name="Teletype"><text:span text:style-name="T4">Deque</text:span></text:span><text:span text:style-name="T4">, you know that if you call </text:span><text:span text:style-name="Teletype"><text:span text:style-name="T4">addFirst()</text:span></text:span><text:span text:style-name="T4"> with the numbers 1 through </text:span><text:span text:style-name="Emphasis"><text:span text:style-name="T4">N</text:span></text:span><text:span text:style-name="T4"> in ascending order, then call </text:span><text:span text:style-name="Teletype"><text:span text:style-name="T4">removeLast()</text:span></text:span><text:span text:style-name="T4"> </text:span><text:span text:style-name="Emphasis"><text:span text:style-name="T4">N</text:span></text:span><text:span text:style-name="T4"> times, you should see the numbers 1 through </text:span><text:span text:style-name="Emphasis"><text:span text:style-name="T4">N</text:span></text:span><text:span text:style-name="T4"> in ascending order. As soon as you have those two methods written, you can write a unit test for these methods. In addition use randomized unit tests (which we employ heavily in our correctness testing).</text:span></text:p>
      <text:p text:style-name="P3"><text:span text:style-name="T1">Test intermixed sequence of operations</text:span>. Sometimes you want to test two methods in isolation, as above. But, you also need to make sure that all of the methods work together with one another.</text:p>
      <text:p text:style-name="P3"><text:span text:style-name="T1">Test your iterator</text:span>. And make sure to test that multiple iterators can be used simultaneously. You can test this with a nested <text:span text:style-name="T7">foreach</text:span> loop. The iterators should operate independently of one another.</text:p>
      <text:p text:style-name="P3"><text:span text:style-name="T1">Make sure to test what happens when your data structures are emptied.</text:span> One very common bug is for something to go wrong when your data structure goes from non-empty to empty and then back to non-empty. Make sure to include this in your tests.</text:p>
      <text:p text:style-name="P3"><text:span text:style-name="T1">Don't rely on our automated tests for debugging.</text:span> As suggested above, write your own unit tests; it's good practice.</text:p>
      <text:p text:style-name="P1"/>
      <table:table table:name="Table3" table:style-name="Table3">
        <table:table-column table:style-name="Table3.A"/>
        <table:table-row>
          <table:table-cell table:style-name="Table3.A1" office:value-type="string">
            <text:p text:style-name="P5">Possible Progress Steps</text:p>
          </table:table-cell>
        </table:table-row>
      </table:table>
      <text:p text:style-name="P2"><text:bookmark text:name="Steps-link"/><text:a xlink:type="simple" xlink:href="javascript:toggle('Steps')" text:style-name="Internet_20_link" text:visited-style-name="Visited_20_Internet_20_Link"><text:span text:style-name="T3">These are purely suggestions for how you might make progress. You do not have to follow these steps. These same steps apply to each of the two data types that you will be implementin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6S</meta:editing-duration>
    <meta:editing-cycles>3</meta:editing-cycles>
    <meta:generator>LibreOffice/4.3.5.2$Windows_x86 LibreOffice_project/3a87456aaa6a95c63eea1c1b3201acedf0751bd5</meta:generator>
    <dc:date>2015-01-20T14:13:33.476000000</dc:date>
    <meta:document-statistic meta:table-count="3" meta:image-count="0" meta:object-count="0" meta:page-count="3" meta:paragraph-count="44" meta:word-count="985" meta:character-count="6217" meta:non-whitespace-character-count="5208"/>
    <meta:user-defined meta:name="Info 1"/>
    <meta:user-defined meta:name="Info 2"/>
    <meta:user-defined meta:name="Info 3"/>
    <meta:user-defined meta:name="Info 4"/>
  </office:meta>
</office:document-meta>
</file>